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  <style:font-face style:name="intern" svg:font-family="intern"/>
  </office:font-face-decls>
  <office:automatic-styles>
    <style:style style:name="Table1" style:family="table">
      <style:table-properties style:width="6.7882in" fo:margin-left="-0.0354in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0.5438in"/>
    </style:style>
    <style:style style:name="Table1.B" style:family="table-column">
      <style:table-column-properties style:column-width="1.8076in"/>
    </style:style>
    <style:style style:name="Table1.C" style:family="table-column">
      <style:table-column-properties style:column-width="3.1118in"/>
    </style:style>
    <style:style style:name="Table1.D" style:family="table-column">
      <style:table-column-properties style:column-width="0.7694in"/>
    </style:style>
    <style:style style:name="Table1.E" style:family="table-column">
      <style:table-column-properties style:column-width="0.5556in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bdfba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bdfba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7979in"/>
    </style:style>
    <style:style style:name="Table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style:vertical-align="middle" fo:background-color="#ffd7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style:vertical-align="middle" fo:background-color="#ffd7d7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middle" fo:background-color="#bdfba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style:vertical-align="" fo:background-color="#bdfba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2" style:family="table-row">
      <style:table-row-properties style:min-row-height="1.0549in" fo:keep-together="auto"/>
    </style:style>
    <style:style style:name="Table1.13" style:family="table-row">
      <style:table-row-properties style:min-row-height="1.0389in" fo:keep-together="auto"/>
    </style:style>
    <style:style style:name="Table1.17" style:family="table-row">
      <style:table-row-properties fo:background-color="transparent" fo:keep-together="auto">
        <style:background-image/>
      </style:table-row-properties>
    </style:style>
    <style:style style:name="Table1.A18" style:family="table-cell">
      <style:table-cell-properties style:vertical-align="middle" fo:background-color="#ffffd7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26" style:family="table-row">
      <style:table-row-properties style:min-row-height="0.4444in" fo:keep-together="auto"/>
    </style:style>
    <style:style style:name="Table1.27" style:family="table-row">
      <style:table-row-properties style:min-row-height="0.4146in" fo:keep-together="auto"/>
    </style:style>
    <style:style style:name="Table1.28" style:family="table-row">
      <style:table-row-properties fo:background-color="transparent" fo:keep-together="auto">
        <style:background-image/>
      </style:table-row-properties>
    </style:style>
    <style:style style:name="Table1.32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text-properties officeooo:paragraph-rsid="001431f9"/>
    </style:style>
    <style:style style:name="P2" style:family="paragraph" style:parent-style-name="Standard">
      <style:text-properties officeooo:paragraph-rsid="0015e45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e452" officeooo:paragraph-rsid="0015e45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7721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5e45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f1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7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7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5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0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1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1f9" officeooo:paragraph-rsid="00143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452" officeooo:paragraph-rsid="0015e4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452" officeooo:paragraph-rsid="0015e4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d9e" officeooo:paragraph-rsid="0016bd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d9e" officeooo:paragraph-rsid="0016bd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41" officeooo:paragraph-rsid="0016f1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7212" officeooo:paragraph-rsid="00177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12b" officeooo:paragraph-rsid="00187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5559" officeooo:paragraph-rsid="00195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364" officeooo:paragraph-rsid="001a0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d0c" officeooo:paragraph-rsid="001ab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975" officeooo:paragraph-rsid="001b1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e4b" officeooo:paragraph-rsid="001c9e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31f9" officeooo:paragraph-rsid="001431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f141" officeooo:paragraph-rsid="0016f1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bd9e" officeooo:paragraph-rsid="0016bd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e452" officeooo:paragraph-rsid="0015e4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paragraph-rsid="0017721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2pt" fo:font-style="normal" fo:font-weight="bold" officeooo:paragraph-rsid="0015e452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tyle="italic" fo:font-weight="bold" officeooo:paragraph-rsid="00177212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tyle="italic" fo:font-weight="bold" officeooo:rsid="001a0364" officeooo:paragraph-rsid="001a0364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1ab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5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7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7212" officeooo:paragraph-rsid="00177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12b" officeooo:paragraph-rsid="00187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5559" officeooo:paragraph-rsid="00195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8c6" officeooo:paragraph-rsid="001e98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Liberation Serif" fo:font-size="12pt" fo:font-style="normal" fo:font-weight="normal" officeooo:paragraph-rsid="00195559"/>
    </style:style>
    <style:style style:name="P4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Inter" fo:font-size="9pt" fo:letter-spacing="normal" fo:font-style="normal" fo:text-shadow="none" style:text-underline-style="none" fo:font-weight="normal" officeooo:rsid="0018712b" officeooo:paragraph-rsid="00187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712b" officeooo:paragraph-rsid="00187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font-style="italic" fo:font-weight="bold" officeooo:rsid="001a0364" officeooo:paragraph-rsid="001a0364" style:font-style-asian="italic" style:font-weight-asian="bold" style:font-style-complex="italic" style:font-weight-complex="bold"/>
    </style:style>
    <style:style style:name="T1" style:family="text">
      <style:text-properties officeooo:rsid="0015e452"/>
    </style:style>
    <style:style style:name="T2" style:family="text">
      <style:text-properties fo:font-variant="normal" fo:text-transform="none" fo:color="#ffffff" loext:opacity="100%" style:font-name="Inter" fo:font-size="9pt" fo:letter-spacing="normal"/>
    </style:style>
    <style:style style:name="T3" style:family="text">
      <style:text-properties fo:font-variant="normal" fo:text-transform="none" style:font-name="Inter" fo:font-size="9pt" fo:letter-spacing="normal"/>
    </style:style>
    <style:style style:name="T4" style:family="text">
      <style:text-properties fo:font-variant="normal" fo:text-transform="none" style:font-name="Inter" fo:font-size="9pt" fo:letter-spacing="normal" officeooo:rsid="0015e452"/>
    </style:style>
    <style:style style:name="T5" style:family="text">
      <style:text-properties fo:font-variant="normal" fo:text-transform="none" style:font-name="Inter" fo:font-size="9pt" fo:letter-spacing="normal" officeooo:rsid="00177212"/>
    </style:style>
    <style:style style:name="T6" style:family="text">
      <style:text-properties fo:font-variant="normal" fo:text-transform="none" style:font-name="Inter" fo:font-size="9pt" fo:letter-spacing="normal" officeooo:rsid="00195559"/>
    </style:style>
    <style:style style:name="T7" style:family="text">
      <style:text-properties fo:font-variant="normal" fo:text-transform="none" fo:color="#000000" loext:opacity="87%" style:font-name="Roboto" fo:font-size="10.5pt" fo:letter-spacing="normal"/>
    </style:style>
    <style:style style:name="T8" style:family="text">
      <style:text-properties fo:font-variant="normal" fo:text-transform="none" fo:color="#000000" loext:opacity="100%" style:font-name="Inter" fo:font-size="9pt" fo:letter-spacing="normal" fo:font-style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officeooo:rsid="00177212"/>
    </style:style>
    <style:style style:name="T11" style:family="text">
      <style:text-properties fo:font-variant="normal" fo:text-transform="none" fo:letter-spacing="normal" officeooo:rsid="00195559" style:font-size-asian="10.5pt"/>
    </style:style>
    <style:style style:name="T12" style:family="text">
      <style:text-properties fo:font-variant="normal" fo:text-transform="none" style:font-name="intern" fo:font-size="9pt" fo:letter-spacing="normal"/>
    </style:style>
    <style:style style:name="T13" style:family="text">
      <style:text-properties fo:font-variant="normal" fo:text-transform="none" fo:color="#c9211e" loext:opacity="100%" style:font-name="Inter" fo:font-size="9pt" fo:letter-spacing="normal"/>
    </style:style>
    <style:style style:name="T14" style:family="text">
      <style:text-properties style:text-outline="false" style:text-line-through-style="none" style:text-line-through-type="none" fo:text-shadow="none" style:text-underline-style="none" officeooo:rsid="00195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style:text-outline="false" style:text-line-through-style="none" style:text-line-through-type="none" fo:text-shadow="none" style:text-underline-style="none" officeooo:rsid="0015e45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officeooo:rsid="0016bd9e"/>
    </style:style>
    <style:style style:name="T17" style:family="text">
      <style:text-properties officeooo:rsid="0016f141"/>
    </style:style>
    <style:style style:name="T18" style:family="text">
      <style:text-properties officeooo:rsid="00177212"/>
    </style:style>
    <style:style style:name="T19" style:family="text">
      <style:text-properties officeooo:rsid="0018712b"/>
    </style:style>
    <style:style style:name="T20" style:family="text">
      <style:text-properties officeooo:rsid="00195559"/>
    </style:style>
    <style:style style:name="T21" style:family="text">
      <style:text-properties officeooo:rsid="001a0364"/>
    </style:style>
    <style:style style:name="T22" style:family="text">
      <style:text-properties style:font-name="intern" fo:font-size="9pt" officeooo:rsid="0018712b" style:font-size-asian="9pt" style:font-size-complex="9pt"/>
    </style:style>
    <style:style style:name="T23" style:family="text">
      <style:text-properties style:font-name="Roboto" style:font-size-asian="9pt" style:font-size-complex="9pt"/>
    </style:style>
    <style:style style:name="T24" style:family="text">
      <style:text-properties officeooo:rsid="001b1975"/>
    </style:style>
    <style:style style:name="T25" style:family="text">
      <style:text-properties officeooo:rsid="001e98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8">Sr.NO</text:p>
          </table:table-cell>
          <table:table-cell table:style-name="Table1.A1" office:value-type="string">
            <text:p text:style-name="P28">Test case</text:p>
          </table:table-cell>
          <table:table-cell table:style-name="Table1.A1" office:value-type="string">
            <text:p text:style-name="P28">Input Data</text:p>
          </table:table-cell>
          <table:table-cell table:style-name="Table1.A1" office:value-type="string">
            <text:p text:style-name="P28">Code </text:p>
          </table:table-cell>
          <table:table-cell table:style-name="Table1.E1" office:value-type="string">
            <text:p text:style-name="P28">Result </text:p>
          </table:table-cell>
        </table:table-row>
        <table:table-row table:style-name="Table1.2">
          <table:table-cell table:style-name="Table1.A2" office:value-type="string">
            <text:p text:style-name="P28">1</text:p>
          </table:table-cell>
          <table:table-cell table:style-name="Table1.B2" table:number-columns-spanned="4" office:value-type="string">
            <text:p text:style-name="P28">Check the Users Registration <text:span text:style-name="T16">route</text:span> with valid Data</text:p>
            <text:p text:style-name="P33"><text:span text:style-name="T15">(route: </text:span><text:span text:style-name="T3">api/auth/register</text:span><text:span text:style-name="T4">)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4">a. Normal user </text:p>
          </table:table-cell>
          <table:table-cell table:style-name="Table1.A3" office:value-type="string">
            <text:p text:style-name="P1">{</text:p>
            <text:p text:style-name="P1"><text:s text:c="4"/>"name": "test",</text:p>
            <text:p text:style-name="P1"><text:s text:c="4"/>"email": "testuser@example.com",</text:p>
            <text:p text:style-name="P1"><text:s text:c="4"/>"password": "test"</text:p>
            <text:p text:style-name="P1">}</text:p>
          </table:table-cell>
          <table:table-cell table:style-name="Table1.A3" office:value-type="string">
            <text:p text:style-name="P16">201</text:p>
          </table:table-cell>
          <table:table-cell table:style-name="Table1.E3" office:value-type="string">
            <text:p text:style-name="P16">pass</text:p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4">b. <text:span text:style-name="T21">Analyst</text:span> user</text:p>
          </table:table-cell>
          <table:table-cell table:style-name="Table1.A3" office:value-type="string">
            <text:p text:style-name="P7">{</text:p>
            <text:p text:style-name="P7"><text:s text:c="4"/>"name": "analyst",</text:p>
            <text:p text:style-name="P7"><text:s text:c="4"/>"email": "analyst@example.com",</text:p>
            <text:p text:style-name="P7"><text:s text:c="4"/>"password": "analyst",</text:p>
            <text:p text:style-name="P12"><text:s text:c="4"/>"<text:span text:style-name="T21">role</text:span>": "analyst"</text:p>
            <text:p text:style-name="P7">}</text:p>
          </table:table-cell>
          <table:table-cell table:style-name="Table1.A3" office:value-type="string">
            <text:p text:style-name="P16">201</text:p>
          </table:table-cell>
          <table:table-cell table:style-name="Table1.E3" office:value-type="string">
            <text:p text:style-name="P16">pass</text:p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4">c. Analyst </text:p>
          </table:table-cell>
          <table:table-cell table:style-name="Table1.A3" office:value-type="string">
            <text:p text:style-name="P7">{</text:p>
            <text:p text:style-name="P7"><text:s text:c="4"/>"name": "admin",</text:p>
            <text:p text:style-name="P7"><text:s text:c="4"/>"email": "admin@example.com",</text:p>
            <text:p text:style-name="P7"><text:s text:c="4"/>"password": "admin123"</text:p>
            <text:p text:style-name="P12"><text:s text:c="4"/>"<text:span text:style-name="T21">role</text:span>": "<text:span text:style-name="T21">admin</text:span>"</text:p>
            <text:p text:style-name="P7">}</text:p>
          </table:table-cell>
          <table:table-cell table:style-name="Table1.A3" office:value-type="string">
            <text:p text:style-name="P16">201</text:p>
          </table:table-cell>
          <table:table-cell table:style-name="Table1.E3" office:value-type="string">
            <text:p text:style-name="P16">pass</text:p>
          </table:table-cell>
        </table:table-row>
        <table:table-row>
          <table:table-cell table:style-name="Table1.A6" office:value-type="string">
            <text:p text:style-name="P31">2</text:p>
          </table:table-cell>
          <table:table-cell table:style-name="Table1.B6" table:number-columns-spanned="4" office:value-type="string">
            <text:p text:style-name="P3">Check the User Registration Process with invalid Data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7">a. without anyone field </text:p>
          </table:table-cell>
          <table:table-cell table:style-name="Table1.A3" office:value-type="string">
            <text:p text:style-name="P2">{</text:p>
            <text:p text:style-name="P2"><text:s text:c="4"/>"email": "testuser@example.com",</text:p>
            <text:p text:style-name="P2"><text:s text:c="4"/>"password": "test"</text:p>
            <text:p text:style-name="P2">}</text:p>
          </table:table-cell>
          <table:table-cell table:style-name="Table1.A3" office:value-type="string">
            <text:p text:style-name="P16">400</text:p>
            <text:p text:style-name="P18">(Bad request)</text:p>
          </table:table-cell>
          <table:table-cell table:style-name="Table1.E3" office:value-type="string">
            <text:p text:style-name="P16">pass</text:p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7">b. with same “name” but different email</text:p>
          </table:table-cell>
          <table:table-cell table:style-name="Table1.A3" office:value-type="string">
            <text:p text:style-name="P2">{</text:p>
            <text:p text:style-name="P2"><text:s text:c="4"/>"name": "test",</text:p>
            <text:p text:style-name="P2"><text:s text:c="4"/>"email": "testuser<text:span text:style-name="T1">2</text:span>@example.com",</text:p>
            <text:p text:style-name="P2"><text:s text:c="4"/>"password": "test"</text:p>
            <text:p text:style-name="P2">}</text:p>
          </table:table-cell>
          <table:table-cell table:style-name="Table1.A3" office:value-type="string">
            <text:p text:style-name="P18">201</text:p>
          </table:table-cell>
          <table:table-cell table:style-name="Table1.E3" office:value-type="string">
            <text:p text:style-name="P18">pass</text:p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7">c. with same “email” but different name</text:p>
          </table:table-cell>
          <table:table-cell table:style-name="Table1.A3" office:value-type="string">
            <text:p text:style-name="P2">{</text:p>
            <text:p text:style-name="P2"><text:s text:c="4"/>"name": "test<text:span text:style-name="T1">3</text:span>",</text:p>
            <text:p text:style-name="P2"><text:s text:c="4"/>"email": "testuser@example.com",</text:p>
            <text:p text:style-name="P2"><text:s text:c="4"/>"password": "test"</text:p>
            <text:p text:style-name="P2">}</text:p>
          </table:table-cell>
          <table:table-cell table:style-name="Table1.A3" office:value-type="string">
            <text:p text:style-name="P18">409</text:p>
            <text:p text:style-name="P18">(conflict)</text:p>
          </table:table-cell>
          <table:table-cell table:style-name="Table1.E3" office:value-type="string">
            <text:p text:style-name="P18">pass</text:p>
          </table:table-cell>
        </table:table-row>
        <table:table-row table:style-name="Table1.2">
          <table:table-cell table:style-name="Table1.E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">3</text:p>
          </table:table-cell>
          <table:table-cell table:style-name="Table1.B11" table:number-columns-spanned="4" office:value-type="string">
            <text:p text:style-name="P6">Check the Sign-In route </text:p>
            <text:p text:style-name="P30">(route: /api/login)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19">a. <text:s/>login with name and password (correct credential)</text:p>
          </table:table-cell>
          <table:table-cell table:style-name="Table1.A3" office:value-type="string">
            <text:p text:style-name="P7">{</text:p>
            <text:p text:style-name="P7"><text:s text:c="4"/>"name": "test",</text:p>
            <text:p text:style-name="P7"><text:s text:c="4"/>"password": "test"</text:p>
            <text:p text:style-name="P7">}</text:p>
          </table:table-cell>
          <table:table-cell table:style-name="Table1.A3" office:value-type="string">
            <text:p text:style-name="P20">200</text:p>
          </table:table-cell>
          <table:table-cell table:style-name="Table1.E3" office:value-type="string">
            <text:p text:style-name="P20">pass</text:p>
          </table:table-cell>
        </table:table-row>
        <text:soft-page-break/>
        <table:table-row table:style-name="Table1.13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19">b. <text:s/>login with email and password </text:p>
            <text:p text:style-name="P19">(correct credential)</text:p>
          </table:table-cell>
          <table:table-cell table:style-name="Table1.A3" office:value-type="string">
            <text:p text:style-name="P7">{</text:p>
            <text:p text:style-name="P7"><text:s text:c="4"/>"email": "testuser@example.com",</text:p>
            <text:p text:style-name="P7"><text:s text:c="4"/>"password": "test"</text:p>
            <text:p text:style-name="P7">}</text:p>
          </table:table-cell>
          <table:table-cell table:style-name="Table1.A3" office:value-type="string">
            <text:p text:style-name="P20">200</text:p>
          </table:table-cell>
          <table:table-cell table:style-name="Table1.E3" office:value-type="string">
            <text:p text:style-name="P20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19">c. login with wrong name and correct password</text:p>
          </table:table-cell>
          <table:table-cell table:style-name="Table1.A3" office:value-type="string">
            <text:p text:style-name="P7">{</text:p>
            <text:p text:style-name="P7"><text:s text:c="4"/>"name": "tests",</text:p>
            <text:p text:style-name="P7"><text:s text:c="4"/>"password": "test"</text:p>
            <text:p text:style-name="P7">}</text:p>
          </table:table-cell>
          <table:table-cell table:style-name="Table1.A3" office:value-type="string">
            <text:p text:style-name="P20">401</text:p>
          </table:table-cell>
          <table:table-cell table:style-name="Table1.E3" office:value-type="string">
            <text:p text:style-name="P20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19">d. login with wrong email and correct password</text:p>
          </table:table-cell>
          <table:table-cell table:style-name="Table1.A3" office:value-type="string">
            <text:p text:style-name="P7">{</text:p>
            <text:p text:style-name="P7"><text:s text:c="4"/>"email": "test@example.com",</text:p>
            <text:p text:style-name="P7"><text:s text:c="4"/>"password": "test"</text:p>
            <text:p text:style-name="P7">}</text:p>
          </table:table-cell>
          <table:table-cell table:style-name="Table1.A3" office:value-type="string">
            <text:p text:style-name="P20">401</text:p>
          </table:table-cell>
          <table:table-cell table:style-name="Table1.E3" office:value-type="string">
            <text:p text:style-name="P20">pass</text:p>
          </table:table-cell>
        </table:table-row>
        <table:table-row table:style-name="Table1.2">
          <table:table-cell table:style-name="Table1.E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6" office:value-type="string">
            <text:p text:style-name="P29">3</text:p>
          </table:table-cell>
          <table:table-cell table:style-name="Table1.B6" table:number-columns-spanned="4" office:value-type="string">
            <text:p text:style-name="P5">Role base authentication </text:p>
            <text:p text:style-name="P4"><text:span text:style-name="T18">route: </text:span><text:span text:style-name="T8">/api/records/record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8" table:number-columns-spanned="5" office:value-type="string">
            <text:p text:style-name="P32"><text:span text:style-name="T17">Normal and analyst </text:span><text:span text:style-name="T18">try to access </text:span><text:span text:style-name="T19">end </text:span><text:span text:style-name="T18">point /api/records/recor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0">a. <text:s text:c="2"/>to create Post </text:p>
          </table:table-cell>
          <table:table-cell table:style-name="Table1.A3" office:value-type="string">
            <text:p text:style-name="P22">POST<text:tab/>/api/records/record</text:p>
            <text:p text:style-name="P8">{</text:p>
            <text:p text:style-name="P8"><text:s text:c="4"/>"amount": 80000, </text:p>
            <text:p text:style-name="P8"><text:s text:c="4"/>"type": "income", <text:s/></text:p>
            <text:p text:style-name="P8"><text:s text:c="4"/>"category": "salary", <text:s text:c="3"/></text:p>
            <text:p text:style-name="P8"><text:s text:c="4"/>"date": "<text:span text:style-name="T7">2024-01-01T05:37:39.000Z</text:span>", </text:p>
            <text:p text:style-name="P8"><text:s text:c="4"/>"notes": "January salary" </text:p>
            <text:p text:style-name="P8">}</text:p>
          </table:table-cell>
          <table:table-cell table:style-name="Table1.A3" office:value-type="string">
            <text:p text:style-name="P20">403</text:p>
          </table:table-cell>
          <table:table-cell table:style-name="Table1.E3" office:value-type="string">
            <text:p text:style-name="P20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1">b. <text:s text:c="2"/>to get records</text:p>
          </table:table-cell>
          <table:table-cell table:style-name="Table1.A3" office:value-type="string">
            <text:p text:style-name="P21">No Input</text:p>
            <text:p text:style-name="P9"><text:span text:style-name="T18">GET<text:tab/></text:span>/api/records/record</text:p>
            <text:p text:style-name="P9"><text:span text:style-name="T18">GET<text:tab/>/</text:span><text:span text:style-name="T9">api/records/record/:</text:span><text:span text:style-name="T10">id</text:span></text:p>
          </table:table-cell>
          <table:table-cell table:style-name="Table1.A3" office:value-type="string">
            <text:p text:style-name="P24">200</text:p>
          </table:table-cell>
          <table:table-cell table:style-name="Table1.E3" office:value-type="string">
            <text:p text:style-name="P21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1">c. <text:s text:c="2"/>to update records</text:p>
          </table:table-cell>
          <table:table-cell table:style-name="Table1.A3" office:value-type="string">
            <text:p text:style-name="P22">PATCH <text:s/><text:span text:style-name="T18">/</text:span><text:span text:style-name="T9">api/records/record/:</text:span><text:span text:style-name="T10">id</text:span></text:p>
            <text:p text:style-name="P7">{</text:p>
            <text:p text:style-name="P7"><text:s text:c="4"/>"amount": 3000,</text:p>
            <text:p text:style-name="P7"><text:s text:c="4"/>"category": "Groceries"</text:p>
            <text:p text:style-name="P7">}</text:p>
          </table:table-cell>
          <table:table-cell table:style-name="Table1.A3" office:value-type="string">
            <text:p text:style-name="P21">403</text:p>
          </table:table-cell>
          <table:table-cell table:style-name="Table1.E3" office:value-type="string">
            <text:p text:style-name="P21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1">d. <text:s text:c="2"/>to delete records</text:p>
          </table:table-cell>
          <table:table-cell table:style-name="Table1.A3" office:value-type="string">
            <text:p text:style-name="P21">No Input </text:p>
            <text:p text:style-name="P9"><text:span text:style-name="T18">GET<text:tab/></text:span><text:span text:style-name="T3">/api/records/record/:</text:span><text:span text:style-name="T5">id</text:span></text:p>
          </table:table-cell>
          <table:table-cell table:style-name="Table1.A3" office:value-type="string">
            <text:p text:style-name="P21">403</text:p>
          </table:table-cell>
          <table:table-cell table:style-name="Table1.E3" office:value-type="string">
            <text:p text:style-name="P21">Pass</text:p>
          </table:table-cell>
        </table:table-row>
        <table:table-row table:style-name="Table1.23">
          <table:table-cell table:style-name="Table1.A18" table:number-columns-spanned="5" office:value-type="string">
            <text:p text:style-name="P34">Normal user try to access dashboard end point /api/dashboard/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2">a. to get summary </text:p>
          </table:table-cell>
          <table:table-cell table:style-name="Table1.A3" office:value-type="string">
            <text:p text:style-name="P10"><text:span text:style-name="T19">GET <text:tab/></text:span><text:span text:style-name="T3">/</text:span><text:span text:style-name="T12">api</text:span><text:span text:style-name="T3">/dashboard/summary</text:span></text:p>
          </table:table-cell>
          <table:table-cell table:style-name="Table1.A3" office:value-type="string">
            <text:p text:style-name="P24">403</text:p>
          </table:table-cell>
          <table:table-cell table:style-name="Table1.E3" office:value-type="string">
            <text:p text:style-name="P22">pass</text:p>
          </table:table-cell>
        </table:table-row>
        <table:table-row table:style-name="Table1.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2">b. to get summary by category</text:p>
          </table:table-cell>
          <table:table-cell table:style-name="Table1.A1" office:value-type="string">
            <text:p text:style-name="P10"><text:span text:style-name="T19">GET<text:tab/></text:span><text:span text:style-name="T22">/api/dashboard/category-summary/</text:span></text:p>
            <text:p text:style-name="P46">or</text:p>
            <text:p text:style-name="P11"><text:span text:style-name="T11">GET<text:tab/></text:span><text:span text:style-name="T3">/api/dashboard/category-summary/:</text:span><text:span text:style-name="T6">category</text:span></text:p>
            <text:p text:style-name="P22"><text:span text:style-name="T3"/></text:p>
          </table:table-cell>
          <table:table-cell table:style-name="Table1.A1" office:value-type="string">
            <text:p text:style-name="P23">403</text:p>
          </table:table-cell>
          <table:table-cell table:style-name="Table1.E1" office:value-type="string">
            <text:p text:style-name="P23">Pass</text:p>
          </table:table-cell>
        </table:table-row>
        <table:table-row table:style-name="Table1.26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3">c. get the trends </text:p>
          </table:table-cell>
          <table:table-cell table:style-name="Table1.A3" office:value-type="string">
            <text:p text:style-name="P11"><text:span text:style-name="T20">GET <text:tab/></text:span><text:span text:style-name="T3">/api/dashboard/trends</text:span></text:p>
          </table:table-cell>
          <table:table-cell table:style-name="Table1.A3" office:value-type="string">
            <text:p text:style-name="P23">403</text:p>
          </table:table-cell>
          <table:table-cell table:style-name="Table1.E3" office:value-type="string">
            <text:p text:style-name="P23">pass</text:p>
          </table:table-cell>
        </table:table-row>
        <table:table-row table:style-name="Table1.27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3">c. get <text:span text:style-name="T25">latest 10 records </text:span></text:p>
          </table:table-cell>
          <table:table-cell table:style-name="Table1.A3" office:value-type="string">
            <text:p text:style-name="P44"><text:span text:style-name="T14">GET <text:tab/></text:span><text:span text:style-name="T3">/api/dashboard/recent-records</text:span></text:p>
          </table:table-cell>
          <table:table-cell table:style-name="Table1.A3" office:value-type="string">
            <text:p text:style-name="P43">200</text:p>
          </table:table-cell>
          <table:table-cell table:style-name="Table1.E3" office:value-type="string">
            <text:p text:style-name="P23">pass</text:p>
          </table:table-cell>
        </table:table-row>
        <text:soft-page-break/>
        <table:table-row table:style-name="Table1.28">
          <table:table-cell table:style-name="Table1.A18" table:number-columns-spanned="5" office:value-type="string">
            <text:p text:style-name="P35">Analyst user try to access /api/dashboard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2">a. to get summary </text:p>
          </table:table-cell>
          <table:table-cell table:style-name="Table1.A3" office:value-type="string">
            <text:p text:style-name="P10"><text:span text:style-name="T19">GET <text:tab/></text:span><text:span text:style-name="T3">/</text:span><text:span text:style-name="T12">api</text:span><text:span text:style-name="T3">/dashboard/summary</text:span></text:p>
          </table:table-cell>
          <table:table-cell table:style-name="Table1.A3" office:value-type="string">
            <text:p text:style-name="P26">200</text:p>
          </table:table-cell>
          <table:table-cell table:style-name="Table1.E3" office:value-type="string">
            <text:p text:style-name="P22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2">b. to get summary by category</text:p>
          </table:table-cell>
          <table:table-cell table:style-name="Table1.A3" office:value-type="string">
            <text:p text:style-name="P10"><text:span text:style-name="T19">GET<text:tab/></text:span><text:span text:style-name="T22">/api/dashboard/category-summary/</text:span></text:p>
            <text:p text:style-name="P45">or</text:p>
            <text:p text:style-name="P11"><text:span text:style-name="T11">GET<text:tab/></text:span><text:span text:style-name="T3">/api/dashboard/category-summary/:</text:span><text:span text:style-name="T6">category</text:span></text:p>
            <text:p text:style-name="P22"><text:span text:style-name="T3"/></text:p>
          </table:table-cell>
          <table:table-cell table:style-name="Table1.A3" office:value-type="string">
            <text:p text:style-name="P23">403</text:p>
          </table:table-cell>
          <table:table-cell table:style-name="Table1.E3" office:value-type="string">
            <text:p text:style-name="P23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3">c. get the trends </text:p>
          </table:table-cell>
          <table:table-cell table:style-name="Table1.A3" office:value-type="string">
            <text:p text:style-name="P11"><text:span text:style-name="T20">GET <text:tab/></text:span><text:span text:style-name="T3">/api/dashboard/trends</text:span></text:p>
          </table:table-cell>
          <table:table-cell table:style-name="Table1.A3" office:value-type="string">
            <text:p text:style-name="P23">403</text:p>
          </table:table-cell>
          <table:table-cell table:style-name="Table1.E3" office:value-type="string">
            <text:p text:style-name="P23">pass</text:p>
          </table:table-cell>
        </table:table-row>
        <table:table-row table:style-name="Table1.32">
          <table:table-cell table:style-name="Table1.A18" table:number-columns-spanned="5" office:value-type="string">
            <text:p text:style-name="P35">Admin try to access all the end points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0">a. <text:s text:c="2"/>to create Post </text:p>
          </table:table-cell>
          <table:table-cell table:style-name="Table1.A3" office:value-type="string">
            <text:p text:style-name="P22">POST<text:tab/>/api/records/record</text:p>
            <text:p text:style-name="P36">{</text:p>
            <text:p text:style-name="P36"><text:s text:c="6"/>"amount": 80000, </text:p>
            <text:p text:style-name="P36"><text:s text:c="6"/>"type": "income", </text:p>
            <text:p text:style-name="P36"><text:s text:c="6"/>"category": "salary", </text:p>
            <text:p text:style-name="P36"><text:s text:c="6"/>"date": "<text:span text:style-name="T23">2024-01-01T05:37:39.000Z</text:span>", </text:p>
            <text:p text:style-name="P36"><text:s text:c="6"/>"notes": "January salary" </text:p>
            <text:p text:style-name="P36">}</text:p>
          </table:table-cell>
          <table:table-cell table:style-name="Table1.A3" office:value-type="string">
            <text:p text:style-name="P25">201</text:p>
          </table:table-cell>
          <table:table-cell table:style-name="Table1.E3" office:value-type="string">
            <text:p text:style-name="P20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1">b. <text:s text:c="2"/>to get records</text:p>
          </table:table-cell>
          <table:table-cell table:style-name="Table1.A3" office:value-type="string">
            <text:p text:style-name="P21">No Input</text:p>
            <text:p text:style-name="P9"><text:span text:style-name="T18">GET<text:tab/></text:span>/api/records/record</text:p>
            <text:p text:style-name="P13"><text:span text:style-name="T24">GET<text:tab/></text:span>/api/records/record?category=salary&amp;limit=2</text:p>
            <text:p text:style-name="P9"><text:span text:style-name="T18">GET<text:tab/>/</text:span><text:span text:style-name="T9">api/records/record/:</text:span><text:span text:style-name="T10">id</text:span></text:p>
          </table:table-cell>
          <table:table-cell table:style-name="Table1.A3" office:value-type="string">
            <text:p text:style-name="P24">200</text:p>
          </table:table-cell>
          <table:table-cell table:style-name="Table1.E3" office:value-type="string">
            <text:p text:style-name="P21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1">c. <text:s text:c="2"/>to update records</text:p>
          </table:table-cell>
          <table:table-cell table:style-name="Table1.A3" office:value-type="string">
            <text:p text:style-name="P22">PATCH <text:s/><text:span text:style-name="T18">/</text:span><text:span text:style-name="T9">api/records/record/:</text:span><text:span text:style-name="T10">id</text:span></text:p>
            <text:p text:style-name="P7">{</text:p>
            <text:p text:style-name="P7"><text:s text:c="3"/>"note": "January salary"</text:p>
            <text:p text:style-name="P7">}</text:p>
          </table:table-cell>
          <table:table-cell table:style-name="Table1.A3" office:value-type="string">
            <text:p text:style-name="P26">200</text:p>
          </table:table-cell>
          <table:table-cell table:style-name="Table1.E3" office:value-type="string">
            <text:p text:style-name="P21">pass</text:p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21">d. <text:s text:c="2"/>to delete records</text:p>
          </table:table-cell>
          <table:table-cell table:style-name="Table1.A3" office:value-type="string">
            <text:p text:style-name="P21">No Input </text:p>
            <text:p text:style-name="P9"><text:span text:style-name="T18">GET<text:tab/></text:span><text:span text:style-name="T3">/api/records/record/:</text:span><text:span text:style-name="T5">id</text:span></text:p>
          </table:table-cell>
          <table:table-cell table:style-name="Table1.A3" office:value-type="string">
            <text:p text:style-name="P27">200</text:p>
          </table:table-cell>
          <table:table-cell table:style-name="Table1.E3" office:value-type="string">
            <text:p text:style-name="P21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  <style:font-face style:name="intern" svg:font-family="inter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9:33:31.645527585</meta:creation-date>
    <dc:date>2026-04-05T13:43:36.874675911</dc:date>
    <meta:editing-duration>PT6M12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3" meta:paragraph-count="192" meta:word-count="409" meta:character-count="3055" meta:non-whitespace-character-count="2613"/>
  </office:meta>
</office:document-meta>
</file>